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3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2.6335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style:font-name="Arial" style:font-name-asian="Arial"/>
    </style:style>
    <style:style style:name="ce8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justify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A1:'PL Sequential'.G4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1011" table:default-cell-style-name="ce7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PL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Default"/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20"/>
          <table:table-cell table:number-columns-repeated="2"/>
        </table:table-row>
        <table:table-row table:style-name="ro2" table:number-rows-repeated="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Default" table:number-columns-repeated="2"/>
          <table:table-cell table:style-name="ce2" office:value-type="string" calcext:value-type="string">
            <text:p>单位：元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3" office:value-type="string" calcext:value-type="string">
            <text:p>项 <text:s text:c="16"/>目</text:p>
          </table:table-cell>
          <table:table-cell table:style-name="ce3" office:value-type="string" calcext:value-type="string">
            <text:p>行次</text:p>
          </table:table-cell>
          <table:table-cell table:style-name="ce3" office:value-type="string" calcext:value-type="string">
            <text:p>本月金额</text:p>
          </table:table-cell>
          <table:table-cell table:style-name="ce3" office:value-type="string" calcext:value-type="string">
            <text:p>本年累计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python://page['lines']['e01']['balance_period']" xlink:type="simple">python://page['lines']['e01']['balance_period']</text:a></text:p>
          </table:table-cell>
          <table:table-cell table:style-name="ce8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python://page['lines']['e02']['balance_period']" xlink:type="simple">python://page['lines']['e02']['balance_period']</text:a></text:p>
          </table:table-cell>
          <table:table-cell table:style-name="ce8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python://page['lines']['e03']['balance_period']" xlink:type="simple">python://page['lines']['e03']['balance_period']</text:a></text:p>
          </table:table-cell>
          <table:table-cell table:style-name="ce8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a xlink:href="python://page['lines']['e04']['balance_period']" xlink:type="simple">python://page['lines']['e04']['balance_period']</text:a></text:p>
          </table:table-cell>
          <table:table-cell table:style-name="ce8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python://page['lines']['e05']['balance_period']" xlink:type="simple">python://page['lines']['e05']['balance_period']</text:a></text:p>
          </table:table-cell>
          <table:table-cell table:style-name="ce8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<text:a xlink:href="python://page['lines']['e06']['balance_period']" xlink:type="simple">python://page['lines']['e06']['balance_period']</text:a></text:p>
          </table:table-cell>
          <table:table-cell table:style-name="ce8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5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<text:a xlink:href="python://page['lines']['e07']['balance_period']" xlink:type="simple">python://page['lines']['e07']['balance_period']</text:a></text:p>
          </table:table-cell>
          <table:table-cell table:style-name="ce8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a xlink:href="python://page['lines']['e08']['balance_period']" xlink:type="simple">python://page['lines']['e08']['balance_period']</text:a></text:p>
          </table:table-cell>
          <table:table-cell table:style-name="ce8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<text:a xlink:href="python://page['lines']['e09']['balance_period']" xlink:type="simple">python://page['lines']['e09']['balance_period']</text:a></text:p>
          </table:table-cell>
          <table:table-cell table:style-name="ce8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a xlink:href="python://page['lines']['e10']['balance_period']" xlink:type="simple">python://page['lines']['e10']['balance_period']</text:a></text:p>
          </table:table-cell>
          <table:table-cell table:style-name="ce8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<text:a xlink:href="python://page['lines']['e11']['balance_period']" xlink:type="simple">python://page['lines']['e11']['balance_period']</text:a></text:p>
          </table:table-cell>
          <table:table-cell table:style-name="ce8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a xlink:href="python://page['lines']['e12']['balance_period']" xlink:type="simple">python://page['lines']['e12']['balance_period']</text:a></text:p>
          </table:table-cell>
          <table:table-cell table:style-name="ce8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a xlink:href="python://page['lines']['e13']['balance_period']" xlink:type="simple">python://page['lines']['e13']['balance_period']</text:a></text:p>
          </table:table-cell>
          <table:table-cell table:style-name="ce8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a xlink:href="python://page['lines']['e14']['balance_period']" xlink:type="simple">python://page['lines']['e14']['balance_period']</text:a></text:p>
          </table:table-cell>
          <table:table-cell table:style-name="ce8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a xlink:href="python://page['lines']['e15']['balance_period']" xlink:type="simple">python://page['lines']['e15']['balance_period']</text:a></text:p>
          </table:table-cell>
          <table:table-cell table:style-name="ce8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a xlink:href="python://page['lines']['e16']['balance_period']" xlink:type="simple">python://page['lines']['e16']['balance_period']</text:a></text:p>
          </table:table-cell>
          <table:table-cell table:style-name="ce8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a xlink:href="python://page['lines']['e17']['balance_period']" xlink:type="simple">python://page['lines']['e17']['balance_period']</text:a></text:p>
          </table:table-cell>
          <table:table-cell table:style-name="ce8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<text:a xlink:href="python://page['lines']['e18']['balance_period']" xlink:type="simple">python://page['lines']['e18']['balance_period']</text:a></text:p>
          </table:table-cell>
          <table:table-cell table:style-name="ce9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python://page['lines']['e19']['balance_period']" xlink:type="simple">python://page['lines']['e19']['balance_period']</text:a></text:p>
          </table:table-cell>
          <table:table-cell table:style-name="ce8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3">
          <table:table-cell table:style-name="ce4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python://page['lines']['e20']['balance_period']" xlink:type="simple">python://page['lines']['e20']['balance_period']</text:a></text:p>
          </table:table-cell>
          <table:table-cell table:style-name="ce8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1" table:number-columns-repeated="3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python:///for" xlink:type="simple">get_pages end</text:a></text:p>
          </table:table-cell>
          <table:table-cell table:style-name="ce1" table:number-columns-repeated="2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 table:number-rows-repeated="11">
          <table:table-cell table:style-name="ce1" table:number-columns-repeated="3"/>
          <table:table-cell table:style-name="ce8"/>
          <table:table-cell table:style-name="ce1" table:number-columns-repeated="1018"/>
          <table:table-cell table:number-columns-repeated="2"/>
        </table:table-row>
        <table:table-row table:style-name="ro2" table:number-rows-repeated="65397">
          <table:table-cell table:style-name="ce1" table:number-columns-repeated="1022"/>
          <table:table-cell table:number-columns-repeated="2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62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62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¥</number:text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6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6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0:04:03.99613353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4T20:07:52.034303043</dc:date>
    <meta:editing-duration>P1DT7H49M18S</meta:editing-duration>
    <meta:editing-cycles>835</meta:editing-cycles>
    <meta:generator>LibreOffice/4.2.6.3$Linux_X86_64 LibreOffice_project/420m0$Build-3</meta:generator>
    <meta:document-statistic meta:table-count="1" meta:cell-count="96" meta:object-count="2"/>
  </office:meta>
</office:document-meta>
</file>